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73362" officeooo:paragraph-rsid="000733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freter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2:26:48.211930530</meta:creation-date>
    <dc:date>2019-03-29T22:27:13.868050124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6.2.2.2$Linux_X86_64 LibreOffice_project/20$Build-2</meta:generator>
  </office:meta>
</office:document-meta>
</file>